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64154fa"/>
    </style:style>
    <style:style style:name="P4" style:family="paragraph" style:parent-style-name="Heading_20_2">
      <style:text-properties officeooo:paragraph-rsid="0608ccd7"/>
    </style:style>
    <style:style style:name="P5" style:family="paragraph" style:parent-style-name="Heading_20_2">
      <style:text-properties officeooo:paragraph-rsid="064f4870"/>
    </style:style>
    <style:style style:name="P6" style:family="paragraph" style:parent-style-name="Text_20_body">
      <style:text-properties officeooo:rsid="060497ac" officeooo:paragraph-rsid="0608ccd7"/>
    </style:style>
    <style:style style:name="P7" style:family="paragraph" style:parent-style-name="Text_20_body">
      <style:text-properties officeooo:rsid="060497ac" officeooo:paragraph-rsid="06249399"/>
    </style:style>
    <style:style style:name="P8" style:family="paragraph" style:parent-style-name="Text_20_body">
      <style:text-properties officeooo:rsid="060497ac" officeooo:paragraph-rsid="0608dc97"/>
    </style:style>
    <style:style style:name="P9" style:family="paragraph" style:parent-style-name="Text_20_body">
      <style:text-properties officeooo:rsid="062a690c" officeooo:paragraph-rsid="062a690c"/>
    </style:style>
    <style:style style:name="P10" style:family="paragraph" style:parent-style-name="Text_20_body">
      <style:text-properties officeooo:rsid="06308172" officeooo:paragraph-rsid="06308172"/>
    </style:style>
    <style:style style:name="P11" style:family="paragraph" style:parent-style-name="Text_20_body">
      <style:text-properties officeooo:rsid="06308172" officeooo:paragraph-rsid="0689d74b"/>
    </style:style>
    <style:style style:name="P12" style:family="paragraph" style:parent-style-name="Text_20_body">
      <style:text-properties officeooo:rsid="06249399" officeooo:paragraph-rsid="06249399"/>
    </style:style>
    <style:style style:name="P13" style:family="paragraph" style:parent-style-name="Text_20_body">
      <style:text-properties officeooo:rsid="064a6a62" officeooo:paragraph-rsid="064a6a62"/>
    </style:style>
    <style:style style:name="P14" style:family="paragraph" style:parent-style-name="Text_20_body">
      <style:text-properties officeooo:rsid="065ffd86" officeooo:paragraph-rsid="065ffd86"/>
    </style:style>
    <style:style style:name="P15" style:family="paragraph" style:parent-style-name="Text_20_body">
      <style:text-properties officeooo:paragraph-rsid="0608ccd7"/>
    </style:style>
    <style:style style:name="P16" style:family="paragraph" style:parent-style-name="Text_20_body">
      <style:paragraph-properties fo:line-height="100%"/>
      <style:text-properties officeooo:rsid="0669133c" officeooo:paragraph-rsid="0669133c"/>
    </style:style>
    <style:style style:name="P17" style:family="paragraph" style:parent-style-name="Text_20_body">
      <style:text-properties officeooo:rsid="05e93b0c" officeooo:paragraph-rsid="05e93b0c"/>
    </style:style>
    <style:style style:name="P18" style:family="paragraph" style:parent-style-name="Text_20_body">
      <style:text-properties officeooo:paragraph-rsid="0609676d"/>
    </style:style>
    <style:style style:name="P19" style:family="paragraph" style:parent-style-name="Text_20_body">
      <style:paragraph-properties fo:line-height="100%"/>
      <style:text-properties officeooo:paragraph-rsid="066b6b79"/>
    </style:style>
    <style:style style:name="P20" style:family="paragraph" style:parent-style-name="Text_20_body">
      <style:paragraph-properties fo:line-height="100%"/>
      <style:text-properties officeooo:rsid="04af6545" officeooo:paragraph-rsid="06674392"/>
    </style:style>
    <style:style style:name="P21" style:family="paragraph" style:parent-style-name="Text_20_body">
      <style:text-properties officeooo:rsid="06418fbc" officeooo:paragraph-rsid="06418fbc"/>
    </style:style>
    <style:style style:name="P22" style:family="paragraph" style:parent-style-name="Text_20_body">
      <style:text-properties officeooo:paragraph-rsid="064a6a62"/>
    </style:style>
    <style:style style:name="P23" style:family="paragraph" style:parent-style-name="Text_20_body">
      <style:text-properties officeooo:paragraph-rsid="0688faf9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5eb2c2d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63625d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73d360" officeooo:paragraph-rsid="0673d360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P31" style:family="paragraph" style:parent-style-name="Text_20_body">
      <style:paragraph-properties fo:text-align="end" style:justify-single-word="false" style:writing-mode="rl-tb"/>
      <style:text-properties officeooo:paragraph-rsid="068c4363"/>
    </style:style>
    <style:style style:name="P32" style:family="paragraph" style:parent-style-name="Text_20_body">
      <style:paragraph-properties fo:margin-top="0in" fo:margin-bottom="0in" style:contextual-spacing="false"/>
      <style:text-properties officeooo:rsid="062a690c" officeooo:paragraph-rsid="065ffd86"/>
    </style:style>
    <style:style style:name="P33" style:family="paragraph" style:parent-style-name="Heading_20_1">
      <style:paragraph-properties fo:line-height="100%"/>
      <style:text-properties officeooo:rsid="04af6545" officeooo:paragraph-rsid="04af6545"/>
    </style:style>
    <style:style style:name="P34" style:family="paragraph" style:parent-style-name="Text_20_body" style:list-style-name="L1">
      <style:text-properties officeooo:paragraph-rsid="067f6fb8"/>
    </style:style>
    <style:style style:name="P35" style:family="paragraph" style:parent-style-name="Text_20_body" style:list-style-name="L2">
      <style:paragraph-properties fo:line-height="100%"/>
      <style:text-properties fo:language="en" fo:country="US" officeooo:rsid="0669133c" officeooo:paragraph-rsid="0669133c"/>
    </style:style>
    <style:style style:name="P36" style:family="paragraph" style:parent-style-name="Text_20_body" style:list-style-name="L1">
      <style:paragraph-properties fo:line-height="100%"/>
      <style:text-properties officeooo:paragraph-rsid="068104bb"/>
    </style:style>
    <style:style style:name="P37" style:family="paragraph" style:parent-style-name="Text_20_body" style:list-style-name="L1">
      <style:paragraph-properties fo:line-height="100%"/>
      <style:text-properties officeooo:paragraph-rsid="0681480d"/>
    </style:style>
    <style:style style:name="P38" style:family="paragraph" style:parent-style-name="Text_20_body">
      <style:paragraph-properties fo:line-height="100%"/>
      <style:text-properties style:font-name="Monospace" fo:language="en" fo:country="US" officeooo:rsid="068104bb" officeooo:paragraph-rsid="0681480d" style:font-size-asian="10.5pt" style:font-name-complex="David CLM" style:font-weight-complex="normal"/>
    </style:style>
    <style:style style:name="P39" style:family="paragraph" style:parent-style-name="Text_20_body">
      <style:paragraph-properties fo:line-height="100%"/>
      <style:text-properties style:font-name="Monospace" fo:language="en" fo:country="US" officeooo:rsid="0682709e" officeooo:paragraph-rsid="0682709e" style:font-size-asian="10.5pt" style:font-name-complex="David CLM" style:font-weight-complex="normal"/>
    </style:style>
    <style:style style:name="P40" style:family="paragraph" style:parent-style-name="Text_20_body" style:list-style-name="L1">
      <style:paragraph-properties fo:line-height="100%"/>
      <style:text-properties officeooo:rsid="0661443b" officeooo:paragraph-rsid="0682709e"/>
    </style:style>
    <style:style style:name="P41" style:family="paragraph" style:parent-style-name="Text_20_body" style:list-style-name="L4">
      <style:text-properties officeooo:paragraph-rsid="06855180"/>
    </style:style>
    <style:style style:name="P42" style:family="paragraph" style:parent-style-name="Text_20_body" style:list-style-name="L4">
      <style:text-properties officeooo:paragraph-rsid="0686323c"/>
    </style:style>
    <style:style style:name="P43" style:family="paragraph" style:parent-style-name="Text_20_body" style:list-style-name="L4">
      <style:text-properties officeooo:paragraph-rsid="068796ad"/>
    </style:style>
    <style:style style:name="P44" style:family="paragraph" style:parent-style-name="Text_20_body" style:list-style-name="L4">
      <style:text-properties officeooo:rsid="068796ad" officeooo:paragraph-rsid="068796ad"/>
    </style:style>
    <style:style style:name="P45" style:family="paragraph" style:parent-style-name="Text_20_body" style:list-style-name="L3">
      <style:paragraph-properties fo:margin-top="0in" fo:margin-bottom="0in" style:contextual-spacing="false"/>
      <style:text-properties officeooo:rsid="065ffd86" officeooo:paragraph-rsid="065ffd86"/>
    </style:style>
    <style:style style:name="P46" style:family="paragraph" style:parent-style-name="Text_20_body">
      <style:paragraph-properties fo:text-align="end" style:justify-single-word="false" style:writing-mode="rl-tb"/>
      <style:text-properties officeooo:rsid="067b2946" officeooo:paragraph-rsid="067b2946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0497ac" style:font-weight-asian="bold" style:font-weight-complex="bold"/>
    </style:style>
    <style:style style:name="T4" style:family="text">
      <style:text-properties fo:font-weight="bold" officeooo:rsid="068c4363" style:font-weight-asian="bold" style:font-weight-complex="bold"/>
    </style:style>
    <style:style style:name="T5" style:family="text">
      <style:text-properties officeooo:rsid="05f3078d"/>
    </style:style>
    <style:style style:name="T6" style:family="text">
      <style:text-properties officeooo:rsid="0608ccd7"/>
    </style:style>
    <style:style style:name="T7" style:family="text">
      <style:text-properties officeooo:rsid="0608dc97"/>
    </style:style>
    <style:style style:name="T8" style:family="text">
      <style:text-properties officeooo:rsid="062a690c"/>
    </style:style>
    <style:style style:name="T9" style:family="text">
      <style:text-properties officeooo:rsid="062e7470"/>
    </style:style>
    <style:style style:name="T10" style:family="text">
      <style:text-properties officeooo:rsid="0641c5de"/>
    </style:style>
    <style:style style:name="T11" style:family="text">
      <style:text-properties officeooo:rsid="06444024"/>
    </style:style>
    <style:style style:name="T12" style:family="text">
      <style:text-properties officeooo:rsid="06460657"/>
    </style:style>
    <style:style style:name="T13" style:family="text">
      <style:text-properties officeooo:rsid="064a6a62"/>
    </style:style>
    <style:style style:name="T14" style:family="text">
      <style:text-properties officeooo:rsid="064a7dc7"/>
    </style:style>
    <style:style style:name="T15" style:family="text">
      <style:text-properties officeooo:rsid="065b3616"/>
    </style:style>
    <style:style style:name="T16" style:family="text">
      <style:text-properties officeooo:rsid="065efeae"/>
    </style:style>
    <style:style style:name="T17" style:family="text">
      <style:text-properties officeooo:rsid="065ffd8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62a690c" style:font-style-asian="italic" style:font-style-complex="italic"/>
    </style:style>
    <style:style style:name="T20" style:family="text">
      <style:text-properties officeooo:rsid="06669472"/>
    </style:style>
    <style:style style:name="T21" style:family="text">
      <style:text-properties officeooo:rsid="0667f240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667f240"/>
    </style:style>
    <style:style style:name="T24" style:family="text">
      <style:text-properties fo:language="en" fo:country="US" officeooo:rsid="0669133c"/>
    </style:style>
    <style:style style:name="T25" style:family="text">
      <style:text-properties fo:language="en" fo:country="US" officeooo:rsid="066b6b79"/>
    </style:style>
    <style:style style:name="T26" style:family="text">
      <style:text-properties fo:language="en" fo:country="US" officeooo:rsid="066c84ec"/>
    </style:style>
    <style:style style:name="T27" style:family="text">
      <style:text-properties fo:language="en" fo:country="US" officeooo:rsid="067498ca"/>
    </style:style>
    <style:style style:name="T28" style:family="text">
      <style:text-properties fo:language="en" fo:country="US" officeooo:rsid="067cbd54"/>
    </style:style>
    <style:style style:name="T29" style:family="text">
      <style:text-properties fo:language="en" fo:country="US" officeooo:rsid="06444024"/>
    </style:style>
    <style:style style:name="T30" style:family="text">
      <style:text-properties fo:language="en" fo:country="US" officeooo:rsid="067f6fb8"/>
    </style:style>
    <style:style style:name="T31" style:family="text">
      <style:text-properties fo:language="en" fo:country="US" fo:font-weight="bold" officeooo:rsid="0667f240" style:font-weight-asian="bold" style:font-weight-complex="bold"/>
    </style:style>
    <style:style style:name="T32" style:family="text">
      <style:text-properties fo:language="en" fo:country="US" fo:font-weight="bold" officeooo:rsid="067f6fb8" style:font-weight-asian="bold" style:font-weight-complex="bold"/>
    </style:style>
    <style:style style:name="T33" style:family="text">
      <style:text-properties fo:language="en" fo:country="US" fo:font-weight="bold" officeooo:rsid="068796ad" style:font-weight-asian="bold" style:font-weight-complex="bold"/>
    </style:style>
    <style:style style:name="T34" style:family="text">
      <style:text-properties fo:language="en" fo:country="US" officeooo:rsid="06855180"/>
    </style:style>
    <style:style style:name="T35" style:family="text">
      <style:text-properties fo:language="en" fo:country="US" officeooo:rsid="0686323c"/>
    </style:style>
    <style:style style:name="T36" style:family="text">
      <style:text-properties fo:language="en" fo:country="US" officeooo:rsid="06865cf6"/>
    </style:style>
    <style:style style:name="T37" style:family="text">
      <style:text-properties fo:language="en" fo:country="US" officeooo:rsid="068796ad"/>
    </style:style>
    <style:style style:name="T38" style:family="text">
      <style:text-properties fo:language="en" fo:country="US" officeooo:rsid="0689d74b"/>
    </style:style>
    <style:style style:name="T39" style:family="text">
      <style:text-properties fo:language="en" fo:country="US" officeooo:rsid="068b4841"/>
    </style:style>
    <style:style style:name="T40" style:family="text">
      <style:text-properties fo:language="en" fo:country="US" officeooo:rsid="068c255f"/>
    </style:style>
    <style:style style:name="T41" style:family="text">
      <style:text-properties officeooo:rsid="05735d0c"/>
    </style:style>
    <style:style style:name="T42" style:family="text">
      <style:text-properties fo:color="#000000" loext:opacity="100%" style:font-name="Monospace" fo:font-size="12pt" fo:font-style="normal" fo:font-weight="normal" officeooo:rsid="06684cd6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fo:color="#000000" loext:opacity="100%" style:font-name="Monospace" fo:font-size="12pt" fo:font-style="normal" fo:font-weight="normal" officeooo:rsid="0669133c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4" style:family="text">
      <style:text-properties fo:color="#000000" loext:opacity="100%" style:font-name="Monospace" fo:font-size="12pt" fo:language="en" fo:country="US" fo:font-style="normal" fo:font-weight="normal" officeooo:rsid="0671255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5" style:family="text">
      <style:text-properties officeooo:rsid="060497ac"/>
    </style:style>
    <style:style style:name="T46" style:family="text">
      <style:text-properties style:font-name="Monospace" officeooo:rsid="06690e7b" style:font-size-asian="10.5pt" style:font-name-complex="David CLM" style:font-weight-complex="normal"/>
    </style:style>
    <style:style style:name="T47" style:family="text">
      <style:text-properties style:font-name="Monospace" officeooo:rsid="06841bd9" style:font-size-asian="10.5pt" style:font-name-complex="David CLM" style:font-weight-complex="normal"/>
    </style:style>
    <style:style style:name="T48" style:family="text">
      <style:text-properties style:font-name="Monospace" officeooo:rsid="06855180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6b6b79" style:font-size-asian="10.5pt" style:font-name-complex="David CLM" style:font-weight-complex="normal"/>
    </style:style>
    <style:style style:name="T50" style:family="text">
      <style:text-properties style:font-name="Monospace" fo:language="en" fo:country="US" officeooo:rsid="066ffaf3" style:font-size-asian="10.5pt" style:font-name-complex="David CLM" style:font-weight-complex="normal"/>
    </style:style>
    <style:style style:name="T51" style:family="text">
      <style:text-properties style:font-name="Monospace" fo:language="en" fo:country="US" officeooo:rsid="06730af2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8104bb" style:font-size-asian="10.5pt" style:font-name-complex="David CLM" style:font-weight-complex="normal"/>
    </style:style>
    <style:style style:name="T53" style:family="text">
      <style:text-properties style:font-name="Monospace" fo:language="en" fo:country="US" officeooo:rsid="0682709e" style:font-size-asian="10.5pt" style:font-name-complex="David CLM" style:font-weight-complex="normal"/>
    </style:style>
    <style:style style:name="T54" style:family="text">
      <style:text-properties style:font-name="Monospace" fo:language="en" fo:country="US" officeooo:rsid="06855180" style:font-size-asian="10.5pt" style:font-name-complex="David CLM" style:font-weight-complex="normal"/>
    </style:style>
    <style:style style:name="T55" style:family="text">
      <style:text-properties style:font-name="Monospace" fo:language="en" fo:country="US" officeooo:rsid="06865cf6" style:font-size-asian="10.5pt" style:font-name-complex="David CLM" style:font-weight-complex="normal"/>
    </style:style>
    <style:style style:name="T56" style:family="text">
      <style:text-properties style:font-name="Monospace" fo:language="en" fo:country="US" officeooo:rsid="068796ad" style:font-size-asian="10.5pt" style:font-name-complex="David CLM" style:font-weight-complex="normal"/>
    </style:style>
    <style:style style:name="T57" style:family="text">
      <style:text-properties officeooo:rsid="05eb2c2d"/>
    </style:style>
    <style:style style:name="T58" style:family="text">
      <style:text-properties officeooo:rsid="067e558f"/>
    </style:style>
    <style:style style:name="T59" style:family="text">
      <style:text-properties officeooo:rsid="06841bd9"/>
    </style:style>
    <style:style style:name="T60" style:family="text">
      <style:text-properties officeooo:rsid="06855180"/>
    </style:style>
    <style:style style:name="T61" style:family="text">
      <style:text-properties officeooo:rsid="0689d74b"/>
    </style:style>
    <style:style style:name="T62" style:family="text">
      <style:text-properties officeooo:rsid="068c43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1">מטלה</text:span> <text:span text:style-name="T5">- חלוקת חפצים בדידים – </text:span><text:span text:style-name="T58">פתרון</text:span></text:h>
      <text:p text:style-name="P20"/>
      <text:p text:style-name="P4"><text:span text:style-name="T41">שאלה </text:span><text:span text:style-name="T6">1: חלוקה ללא קנאה מלבד החפץ הכי </text:span><text:span text:style-name="T42">קטן</text:span></text:p>
      <text:p text:style-name="P15"><text:span text:style-name="T45">הגדרה: חלוקה של חפצים נקראת "ללא קנאה מלבד החפץ הכי </text:span><text:span text:style-name="T46">קטן</text:span><text:span text:style-name="T45">" (בקיצור EFX), אם לכל שני שחקנים א, ב, </text:span><text:span text:style-name="T3">ולכל </text:span><text:span text:style-name="T45">חפץ שנוריד מהסל של ב, שחקן א לא יקנא בשחקן ב.</text:span></text:p>
      <text:p text:style-name="P6">א. הראו שהתנאי EFX הוא ממש חזק יותר מהתנאי EF1 (<text:span text:style-name="T12">ע"י</text:span> דוגמה לחלוקה EF1 שהיא לא EFX).</text:p>
      <text:p text:style-name="P7">ב. <text:span text:style-name="T7">יש שני שחקנים עם העדפות אדיטיביות (= לכל שחקן, ערך של סל הוא סכום הערכים של החפצים בסל), וזהות (= לשני השחקנים יש אותם ערכים לכל החפצים). תארו אלגוריתם המוצא חלוקה EFX.</text:span></text:p>
      <text:p text:style-name="P12">ג. <text:span text:style-name="T7">יש שני שחקנים עם העדפות אדיטיביות, </text:span>אבל לא בהכרח זהות<text:span text:style-name="T7">. תארו אלגוריתם המוצא חלוקה EFX.</text:span></text:p>
      <text:p text:style-name="P21">ד. יש שלושה שחקנים עם העדפות אדיטיביות לא זהות. הוכיחו או הפריכו: תמיד קיימת חלוקה EFX <text:span text:style-name="T21">(היעזרו ב </text:span><text:span text:style-name="T23">Google Scholar).</text:span></text:p>
      <text:list xml:id="list632653937" text:style-name="L1">
        <text:list-item>
          <text:p text:style-name="P34"><text:span text:style-name="T31">פ</text:span><text:span text:style-name="T32">תרון</text:span><text:span text:style-name="T30">: אופיר</text:span></text:p>
        </text:list-item>
      </text:list>
      <text:p text:style-name="P8"/>
      <text:p text:style-name="P5"><text:span text:style-name="T41">* שאלה 2: </text:span><text:span text:style-name="T43">חלוקה כמעט-ללא-קנאה עם כמות זהה</text:span></text:p>
      <text:p text:style-name="P16">נתונים <text:span text:style-name="T22">n אנשים ו m*n חפצים. צריך לחלק את החפצים לאנשים כך ש:</text:span></text:p>
      <text:list xml:id="list460661908" text:style-name="L2">
        <text:list-item>
          <text:p text:style-name="P35">החלוקה היא ללא קנאה עד כדי חפץ אחד (EF1);</text:p>
        </text:list-item>
        <text:list-item>
          <text:p text:style-name="P35">כל אדם מקבל בדיוק m חפצים.</text:p>
        </text:list-item>
      </text:list>
      <text:p text:style-name="P16"><text:span text:style-name="T22">א. הראו </text:span><text:span text:style-name="T25">(בעזרת דוגמה פשוטה) </text:span><text:span text:style-name="T22">שאלגוריתם גרף הקנאה לא מתאים למשימה זו.</text:span></text:p>
      <text:p text:style-name="P19"><text:span text:style-name="T25">ב</text:span><text:span text:style-name="T24">. הראו </text:span><text:span text:style-name="T25">(בעזרת דוגמה פשוטה) </text:span><text:span text:style-name="T24">שאלגוריתם </text:span><text:span text:style-name="T49">מיקסום מכפלת הערכים </text:span><text:span text:style-name="T24">לא מתאים למשימה זו.</text:span></text:p>
      <text:list xml:id="list153845578903479" text:continue-list="list632653937" text:style-name="L1">
        <text:list-item>
          <text:p text:style-name="P36"><text:span text:style-name="T31">פ</text:span><text:span text:style-name="T32">תרון</text:span><text:span text:style-name="T30">: </text:span><text:span text:style-name="T52">נתנאל</text:span></text:p>
        </text:list-item>
      </text:list>
      <text:p text:style-name="P16"><text:span text:style-name="T25">ג</text:span><text:span text:style-name="T22">. תארו אלגוריתם אחר המבצע את המשימה. </text:span><text:span text:style-name="T26">הוכיחו את נכונות האלגוריתם שלכם.</text:span></text:p>
      <text:list xml:id="list153845776646845" text:continue-numbering="true" text:style-name="L1">
        <text:list-item>
          <text:p text:style-name="P37"><text:span text:style-name="T31">פ</text:span><text:span text:style-name="T32">תרון</text:span><text:span text:style-name="T30">: </text:span><text:a xlink:type="simple" xlink:href="https://en.wikipedia.org/wiki/Round-robin_item_allocation" text:style-name="Internet_20_link" text:visited-style-name="Visited_20_Internet_20_Link">https://en.wikipedia.org/wiki/Round-robin_item_allocation</text:a><text:span text:style-name="T52"> </text:span></text:p>
        </text:list-item>
      </text:list>
      <text:p text:style-name="P38"/>
      <text:p text:style-name="Heading_20_2">שאלה <text:span text:style-name="T16">3</text:span>: <text:span text:style-name="T8">חלוקת תיקים בין מפלגות בקואליציה</text:span></text:p>
      <text:p text:style-name="P9">לאחר הבחירות, שתי מפלגות החליטו להקים ממשלה ביחד, אבל הן בזבזו חודש שלם בויכוחים על איזה מפלגה תקבל איזה תיק. לאחר שהתייאשו מהויכוחים, הן פנו אליכם כדי שתעזרו להם להחליט. </text:p>
      <text:p text:style-name="P32">א. הציעו אלגוריתם שיאפשר ל<text:span text:style-name="T9">שתי ה</text:span>מפלגות להחליט על חלוקת-תיקים <text:span text:style-name="T17">עם התכונות הבאות:</text:span></text:p>
      <text:list xml:id="list3041390779" text:style-name="L3">
        <text:list-item>
          <text:p text:style-name="P45">יעילה פארטו.</text:p>
        </text:list-item>
        <text:list-item>
          <text:p text:style-name="P45">מותר שתהיה רוטציה בין המפלגות בתיק אחד לכל היותר.</text:p>
        </text:list-item>
        <text:list-item>
          <text:p text:style-name="P45">החלוקה תהיה הוגנת, <text:span text:style-name="T18">בהתחשב ב</text:span><text:span text:style-name="T19">גדלים השונים של המפלגות</text:span><text:span text:style-name="T8">.</text:span></text:p>
        </text:list-item>
      </text:list>
      <text:p text:style-name="P14"><text:span text:style-name="T20">הגדירו במדוייק את תכונת ההגינות, ו</text:span>הוכיחו את <text:span text:style-name="T20">נכונות </text:span>האלגוריתם.</text:p>
      <text:p text:style-name="P9"><text:soft-page-break/><text:span text:style-name="T17">ב</text:span>. הדגימו את פעולת האלגוריתם שלכם על <text:span text:style-name="T9">אוסף התיקים שהיו באחת מממשלות ישראל האחרונות (</text:span>לבחירתכם<text:span text:style-name="T9">), ועל </text:span>שתי מפלגות לבחירתכם.</text:p>
      <text:list xml:id="list153845413943407" text:continue-list="list153845776646845" text:style-name="L1">
        <text:list-item>
          <text:p text:style-name="P40"><text:span text:style-name="T31">פ</text:span><text:span text:style-name="T32">תרון</text:span><text:span text:style-name="T30">: </text:span><text:span text:style-name="T53">תם</text:span></text:p>
        </text:list-item>
      </text:list>
      <text:p text:style-name="P39"/>
      <text:p text:style-name="P3">שאלה <text:span text:style-name="T16">4: חלוקה הוגנת ויעילה עם מספר שיתופים קטן ביותר</text:span></text:p>
      <text:p text:style-name="P13">נתונים שני אנשים ו-m חפצים. יש למצוא חלוקה ללא-קנאה ויעילה-פארטו של החפצים, כך שמספר <text:span text:style-name="T15">החפצים ה"נחתכים" (או נשארים בבעלות משותפת)</text:span> הוא הקטן ביותר האפשרי. </text:p>
      <text:p text:style-name="P22"><text:span text:style-name="T13">א. הוכיחו שהבעיה היא NP-</text:span><text:span text:style-name="T47">קשה </text:span><text:span text:style-name="T13">(כפונקציה של m). רמז: <text:s/></text:span><text:a xlink:type="simple" xlink:href="https://en.wikipedia.org/wiki/Partition_problem" text:style-name="Internet_20_link" text:visited-style-name="Visited_20_Internet_20_Link"><text:span text:style-name="T13">https://en.wikipedia.org/wiki/Partition_problem</text:span></text:a><text:span text:style-name="T13">.</text:span></text:p>
      <text:p text:style-name="P23"><text:span text:style-name="T2">פתרון</text:span>: </text:p>
      <text:list xml:id="list3974523130" text:style-name="L4">
        <text:list-item>
          <text:p text:style-name="P41">בעיית ה-Partition ידועה כבעייה NP-קשה. כדי להוכיח שגם <text:span text:style-name="T48">בעיית שיתוף-מינימלי היא </text:span>NP-קשה, צריך להראות <text:span text:style-name="T18">רדוקציה</text:span> – להראות, שאילו היה פתרון בזמן פולינומיאלי לבעי<text:span text:style-name="T60">ית <text:s/></text:span><text:span text:style-name="T48">שיתוף-מינימלי</text:span>, אז היינו יכולים להשתמש בו כדי להשיג פתרון בזמן פולינומיאלי <text:span text:style-name="T59">לבעיית ה-Partition.</text:span></text:p>
        </text:list-item>
        <text:list-item>
          <text:p text:style-name="P42"><text:span text:style-name="T60">נניח שיש פתרון בזמן פולינומיאלי לבעיית </text:span><text:span text:style-name="T48">שיתוף-מינימלי</text:span><text:span text:style-name="T60">, ונניח שאנחנו מקבלים קלט לבעיית </text:span><text:span text:style-name="T34">Partition. הקלט הזה כולל m מספרים שלמים. אנחנו בונים בעיית </text:span><text:span text:style-name="T54">שיתוף-מינימלי</text:span><text:span text:style-name="T34"> שבה יש שני שחקנים, </text:span><text:span text:style-name="T36">נניח עמי ותמי, </text:span><text:span text:style-name="T34">עם ערכים שוים לכל החפצים – הערך של כל אחד מהשחקנים לחפץ i הוא בדיוק מספר i בקלט. עכשיו אנחנו </text:span><text:span text:style-name="T35">מריצים את האלגוריתם (שהנחנו שקיים) על הבעיה הזאת, ובודקים את התוצאה. לפי ההנחה, התוצאה היא חלוקה </text:span><text:span text:style-name="T36">ללא קנאה. כיוון שעמי ותמי מייחסים בדיוק אותו ערך לכל חפץ, חלוקה ללא קנאה חייבת לתת סכום-ערכים זהה לעמי ולתמי. </text:span><text:span text:style-name="T55">עכשיו יש שתי אפשרויות:</text:span></text:p>
          <text:list>
            <text:list-item>
              <text:p text:style-name="P42"><text:span text:style-name="T35">אם </text:span><text:span text:style-name="T36">בפלט של אלגוריתם "שיתוף מינימלי" </text:span><text:span text:style-name="T35">אין שיתופים בכלל – </text:span><text:span text:style-name="T36">אז התוצאה היא פתרון לבעיית ה Partition – חלוקה של המספרים בקלט לשתית קבוצות עם סכום זהה.</text:span></text:p>
            </text:list-item>
            <text:list-item>
              <text:p text:style-name="P43"><text:span text:style-name="T36">א</text:span><text:span text:style-name="T37">ם בפלט של אלגוריתם </text:span><text:span text:style-name="T36">"שיתוף מינימלי" </text:span><text:span text:style-name="T56">יש שיתוף אחד או יותר </text:span><text:span text:style-name="T35">– </text:span><text:span text:style-name="T37">אז לפי ההנחה שזה מספר השיתופים המינימלי, אפשר להסיק ש</text:span><text:span text:style-name="T33">לא קיימת</text:span><text:span text:style-name="T37"> חלוקה בלי שיתופים בכלל (אחרת האלגוריתם היה מוצא אותה), ולכן אין פתרון לבעיית ה Partition.</text:span></text:p>
            </text:list-item>
          </text:list>
        </text:list-item>
        <text:list-item>
          <text:p text:style-name="P44"><text:span text:style-name="T35">ה</text:span><text:span text:style-name="T22">וכחנו, שכל אלגוריתם לבעיית שיתוף-מינימלי יכול לפתור גם את בעיית Partition; לכן בעיית שיתוף-מינימלי היא NP-קשה.</text:span></text:p>
        </text:list-item>
      </text:list>
      <text:p text:style-name="P13">ב. הוכיחו, שאם <text:span text:style-name="T14">הערכים שהאנשים מייחסים לחפצים נבחרים באקראי (למשל כל ערך הוא מספר ממשי המתפלג אחיד בין 0 ל-1, כל ההגרלות בלתי-תלויות סטטיסטית), אז בהסתברות 1, הבעיה ניתנת לפתרון בזמן O(m log m).</text:span></text:p>
      <text:p text:style-name="P11"><text:span text:style-name="T2">פתרון</text:span>: <text:span text:style-name="T61">אם הערכים נבחרים באקראי, אז בהסתברות 1, כל יחסי-הערכים שונים. לכן יש דרך אחת ויחידה לסדר את החפצים לפי סדר עולה של יחס-הערכים (וזה לוקח זמן </text:span><text:span text:style-name="T38">m log m כידוע)</text:span><text:span text:style-name="T61">. כפי שהסברנו בסוף ההרצאה הקודמת, כל חלוקה יעילה-פארטו חייבת לתת חפצים לשני האנשים בהתאם ליחס הערכים. לכן, יש רק </text:span><text:span text:style-name="T38">m+1 חלוקות יעילות-פארטו ללא שיתופים כלל: או שנותנים את כל החפצים לעמי, או שנותנים m-</text:span><text:soft-page-break/><text:span text:style-name="T38">1 חפצים לעמי ו-1 לתמי, וכו’. </text:span><text:span text:style-name="T39">מספיק לבדוק את כל החלוקות האלו ולראות אם אחת מהן ללא קנאה. אם כן – מחזירים אותה. אם לא – אז לא קיימת חלוקה יעילה והוגנת ללא שיתופים, כלומר מספר השיתופים המינימלי האפשרי הוא 1. בשלב זה אפשר להריץ את אלגוריתם "המנצח המתוקן" ולמצוא חלוקה </text:span><text:span text:style-name="T40">הוגנת ויעילה</text:span><text:span text:style-name="T39"> עם שיתוף אחד.</text:span></text:p>
      <text:p text:style-name="P10"/>
      <text:p text:style-name="Heading_20_2">* שאלה <text:span text:style-name="T16">5: תיכנות – </text:span><text:span text:style-name="T44">יצירת גרף הקנאה</text:span></text:p>
      <text:p text:style-name="P17">נתונה המחלקה הבאה:</text:p>
      <text:p text:style-name="P24">class Agent:</text:p>
      <text:p text:style-name="P24"><text:tab/><text:span text:style-name="T10">def </text:span>item_value(item_index:int)→float: ...</text:p>
      <text:p text:style-name="P26">המחלקה מייצגת שחקן המשתתף במשחק חלוקה הוגנת. יש בה פונקציה אחת המתארת את הערך שהשחקן מייחס לחפץ שהאינדקס שלו הוא item_index.</text:p>
      <text:p text:style-name="P18"><text:span text:style-name="T57">כיתבו פונקציה</text:span><text:span text:style-name="T50"> </text:span><text:span text:style-name="T51">המייצרת את גרף הקנאה בחלוקה נתונה. </text:span></text:p>
      <text:p text:style-name="P25"><text:span text:style-name="T11">def </text:span><text:span text:style-name="T51">envy_graph</text:span><text:span text:style-name="T57">(agents:</text:span><text:span text:style-name="T11">List[Agent]</text:span><text:span text:style-name="T57">, bundles:</text:span><text:span text:style-name="T11">List[</text:span><text:span text:style-name="T28">List[</text:span><text:span text:style-name="T29">int</text:span><text:span text:style-name="T11">]</text:span><text:span text:style-name="T28">]</text:span><text:span text:style-name="T57">)</text:span><text:span text:style-name="T11">: ...</text:span></text:p>
      <text:p text:style-name="P27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  <text:p text:style-name="P29">הפונקציה מחזירה גרף של הספריה <text:span text:style-name="T22">networkx </text:span><text:span text:style-name="T27">של פייתון.</text:span></text:p>
      <text:p text:style-name="P30">הדגימו את הפונקציה שלכם על מספר קלטים מעניינים.</text:p>
      <text:p text:style-name="P30"/>
      <text:p text:style-name="P31"><text:span text:style-name="T4">פתרון</text:span><text:span text:style-name="T62">: עמית רן </text:span>https://github.com/amitRan109/Economic-algorithms-task-5 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25T15:38:44.278000000</dc:date>
    <meta:editing-duration>P11DT23H10M41S</meta:editing-duration>
    <meta:editing-cycles>1506</meta:editing-cycles>
    <meta:document-statistic meta:table-count="0" meta:image-count="0" meta:object-count="0" meta:page-count="3" meta:paragraph-count="51" meta:word-count="826" meta:character-count="4810" meta:non-whitespace-character-count="4031"/>
  </office:meta>
</office:document-meta>
</file>